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4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C2]+[.$A$7]/2)*2*PI()*[.$A$6]" office:value-type="float" office:value="7.5398223686155" calcext:value-type="float">
            <text:p>7,5398223686155</text:p>
          </table:table-cell>
          <table:table-cell table:formula="of:=([.C2]-[.$A$7]/2)*2*PI()*[.$A$6]" office:value-type="float" office:value="5.02654824574367" calcext:value-type="float">
            <text:p>5,02654824574367</text:p>
          </table:table-cell>
          <table:table-cell table:number-columns-repeated="7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formula="of:=(([.C3]+[.$A$7]/2)^2 -([.C3]-[.$A$7]/2)^2)*2*PI()" office:value-type="float" office:value="24.1274315795696" calcext:value-type="float">
            <text:p>24,1274315795696</text:p>
          </table:table-cell>
          <table:table-cell table:formula="of:=([.C3]+[.$A$7]/2)*2*PI()*[.$A$6]" office:value-type="float" office:value="8.79645943005142" calcext:value-type="float">
            <text:p>8,79645943005142</text:p>
          </table:table-cell>
          <table:table-cell table:formula="of:=([.C3]-[.$A$7]/2)*2*PI()*[.$A$6]" office:value-type="float" office:value="6.28318530717959" calcext:value-type="float">
            <text:p>6,28318530717959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 table:formula="of:=(([.C4]+[.$A$7]/2)^2 -([.C4]-[.$A$7]/2)^2)*2*PI()" office:value-type="float" office:value="32.1699087727595" calcext:value-type="float">
            <text:p>32,1699087727595</text:p>
          </table:table-cell>
          <table:table-cell table:formula="of:=([.C4]+[.$A$7]/2)*2*PI()*[.$A$6]" office:value-type="float" office:value="11.3097335529233" calcext:value-type="float">
            <text:p>11,3097335529233</text:p>
          </table:table-cell>
          <table:table-cell table:formula="of:=([.C4]-[.$A$7]/2)*2*PI()*[.$A$6]" office:value-type="float" office:value="8.79645943005142" calcext:value-type="float">
            <text:p>8,79645943005142</text:p>
          </table:table-cell>
          <table:table-cell table:number-columns-repeated="7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formula="of:=(([.C5]+[.$A$7]/2)^2 -([.C5]-[.$A$7]/2)^2)*2*PI()" office:value-type="float" office:value="40.2123859659494" calcext:value-type="float">
            <text:p>40,2123859659494</text:p>
          </table:table-cell>
          <table:table-cell table:formula="of:=([.C5]+[.$A$7]/2)*2*PI()*[.$A$6]" office:value-type="float" office:value="13.8230076757951" calcext:value-type="float">
            <text:p>13,8230076757951</text:p>
          </table:table-cell>
          <table:table-cell table:formula="of:=([.C5]-[.$A$7]/2)*2*PI()*[.$A$6]" office:value-type="float" office:value="11.3097335529233" calcext:value-type="float">
            <text:p>11,3097335529233</text:p>
          </table:table-cell>
          <table:table-cell table:number-columns-repeated="7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 table:formula="of:=(([.C6]+[.$A$7]/2)^2 -([.C6]-[.$A$7]/2)^2)*2*PI()" office:value-type="float" office:value="48.2548631591393" calcext:value-type="float">
            <text:p>48,2548631591393</text:p>
          </table:table-cell>
          <table:table-cell table:formula="of:=([.C6]+[.$A$7]/2)*2*PI()*[.$A$6]" office:value-type="float" office:value="16.3362817986669" calcext:value-type="float">
            <text:p>16,3362817986669</text:p>
          </table:table-cell>
          <table:table-cell table:formula="of:=([.C6]-[.$A$7]/2)*2*PI()*[.$A$6]" office:value-type="float" office:value="13.8230076757951" calcext:value-type="float">
            <text:p>13,8230076757951</text:p>
          </table:table-cell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([.A3]-[.A2])/[.A1]" office:value-type="float" office:value="0.8" calcext:value-type="float">
            <text:p>0,8</text:p>
          </table:table-cell>
          <table:table-cell office:value-type="float" office:value="6" calcext:value-type="float">
            <text:p>6</text:p>
          </table:table-cell>
          <table:table-cell office:value-type="float" office:value="5.6" calcext:value-type="float">
            <text:p>5,6</text:p>
          </table:table-cell>
          <table:table-cell table:formula="of:=(([.C7]+[.$A$7]/2)^2 -([.C7]-[.$A$7]/2)^2)*2*PI()" office:value-type="float" office:value="56.2973403523292" calcext:value-type="float">
            <text:p>56,2973403523292</text:p>
          </table:table-cell>
          <table:table-cell table:formula="of:=([.C7]+[.$A$7]/2)*2*PI()*[.$A$6]" office:value-type="float" office:value="18.8495559215388" calcext:value-type="float">
            <text:p>18,8495559215388</text:p>
          </table:table-cell>
          <table:table-cell table:formula="of:=([.C7]-[.$A$7]/2)*2*PI()*[.$A$6]" office:value-type="float" office:value="16.3362817986669" calcext:value-type="float">
            <text:p>16,3362817986669</text:p>
          </table:table-cell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4" calcext:value-type="float">
            <text:p>6,4</text:p>
          </table:table-cell>
          <table:table-cell table:formula="of:=(([.C8]+[.$A$7]/2)^2 -([.C8]-[.$A$7]/2)^2)*2*PI()" office:value-type="float" office:value="64.339817545519" calcext:value-type="float">
            <text:p>64,339817545519</text:p>
          </table:table-cell>
          <table:table-cell table:formula="of:=([.C8]+[.$A$7]/2)*2*PI()*[.$A$6]" office:value-type="float" office:value="21.3628300444106" calcext:value-type="float">
            <text:p>21,3628300444106</text:p>
          </table:table-cell>
          <table:table-cell table:formula="of:=([.C8]-[.$A$7]/2)*2*PI()*[.$A$6]" office:value-type="float" office:value="18.8495559215388" calcext:value-type="float">
            <text:p>18,8495559215388</text:p>
          </table:table-cell>
          <table:table-cell table:number-columns-repeated="7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,2</text:p>
          </table:table-cell>
          <table:table-cell table:formula="of:=(([.C9]+[.$A$7]/2)^2 -([.C9]-[.$A$7]/2)^2)*2*PI()" office:value-type="float" office:value="72.3822947387089" calcext:value-type="float">
            <text:p>72,3822947387089</text:p>
          </table:table-cell>
          <table:table-cell table:formula="of:=([.C9]+[.$A$7]/2)*2*PI()*[.$A$6]" office:value-type="float" office:value="23.8761041672824" calcext:value-type="float">
            <text:p>23,8761041672824</text:p>
          </table:table-cell>
          <table:table-cell table:formula="of:=([.C9]-[.$A$7]/2)*2*PI()*[.$A$6]" office:value-type="float" office:value="21.3628300444106" calcext:value-type="float">
            <text:p>21,3628300444106</text:p>
          </table:table-cell>
          <table:table-cell table:number-columns-repeated="7"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(([.C10]+[.$A$7]/2)^2 -([.C10]-[.$A$7]/2)^2)*2*PI()" office:value-type="float" office:value="80.4247719318987" calcext:value-type="float">
            <text:p>80,4247719318987</text:p>
          </table:table-cell>
          <table:table-cell table:formula="of:=([.C10]+[.$A$7]/2)*2*PI()*[.$A$6]" office:value-type="float" office:value="26.3893782901543" calcext:value-type="float">
            <text:p>26,3893782901543</text:p>
          </table:table-cell>
          <table:table-cell table:formula="of:=([.C10]-[.$A$7]/2)*2*PI()*[.$A$6]" office:value-type="float" office:value="23.8761041672824" calcext:value-type="float">
            <text:p>23,8761041672824</text:p>
          </table:table-cell>
          <table:table-cell table:number-columns-repeated="7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8.8" calcext:value-type="float">
            <text:p>8,8</text:p>
          </table:table-cell>
          <table:table-cell table:formula="of:=(([.C11]+[.$A$7]/2)^2 -([.C11]-[.$A$7]/2)^2)*2*PI()" office:value-type="float" office:value="88.4672491250887" calcext:value-type="float">
            <text:p>88,4672491250887</text:p>
          </table:table-cell>
          <table:table-cell table:formula="of:=([.C11]+[.$A$7]/2)*2*PI()*[.$A$6]" office:value-type="float" office:value="28.9026524130261" calcext:value-type="float">
            <text:p>28,9026524130261</text:p>
          </table:table-cell>
          <table:table-cell table:formula="of:=([.C11]-[.$A$7]/2)*2*PI()*[.$A$6]" office:value-type="float" office:value="26.3893782901543" calcext:value-type="float">
            <text:p>26,3893782901543</text:p>
          </table:table-cell>
          <table:table-cell table:number-columns-repeated="7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+1</text:p>
          </table:table-cell>
          <table:table-cell office:value-type="float" office:value="11" calcext:value-type="float">
            <text:p>11</text:p>
          </table:table-cell>
          <table:table-cell office:value-type="float" office:value="9.6" calcext:value-type="float">
            <text:p>9,6</text:p>
          </table:table-cell>
          <table:table-cell table:formula="of:=(([.C12]+[.$A$7]/2)^2 -([.C12]-[.$A$7]/2)^2)*2*PI()" office:value-type="float" office:value="96.5097263182785" calcext:value-type="float">
            <text:p>96,5097263182785</text:p>
          </table:table-cell>
          <table:table-cell table:formula="of:=([.C12]+[.$A$7]/2)*2*PI()*[.$A$6]" office:value-type="float" office:value="31.4159265358979" calcext:value-type="float">
            <text:p>31,4159265358979</text:p>
          </table:table-cell>
          <table:table-cell table:formula="of:=([.C12]-[.$A$7]/2)*2*PI()*[.$A$6]" office:value-type="float" office:value="28.9026524130261" calcext:value-type="float">
            <text:p>28,9026524130261</text:p>
          </table:table-cell>
          <table:table-cell table:number-columns-repeated="7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+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([.C13]+[.$A$7]/2)*2*PI()*[.$A$6]" office:value-type="float" office:value="32.6725635973338" calcext:value-type="float">
            <text:p>32,6725635973338</text:p>
          </table:table-cell>
          <table:table-cell table:formula="of:=([.C13]-[.$A$7]/2)*2*PI()*[.$A$6]" office:value-type="float" office:value="30.159289474462" calcext:value-type="float">
            <text:p>30,159289474462</text:p>
          </table:table-cell>
          <table:table-cell table:number-columns-repeated="7"/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20:27:09.865000000</meta:creation-date>
    <dc:date>2022-03-15T21:12:45.258000000</dc:date>
    <meta:editing-duration>PT5M5S</meta:editing-duration>
    <meta:editing-cycles>1</meta:editing-cycles>
    <meta:document-statistic meta:table-count="1" meta:cell-count="83" meta:object-count="0"/>
    <meta:generator>LibreOffice/7.1.2.2$Windows_X86_64 LibreOffice_project/8a45595d069ef5570103caea1b71cc9d82b2aae4</meta:generator>
  </office:meta>
</office:document-meta>
</file>